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3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iso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-0.00000009" calcext:value-type="float">
            <text:p>-0.00000009</text:p>
          </table:table-cell>
          <table:table-cell table:style-name="ce1" office:value-type="float" office:value="-0.94280905" calcext:value-type="float">
            <text:p>-0.94280905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Hypothenuse</text:p>
          </table:table-cell>
          <table:table-cell office:value-type="string" calcext:value-type="string">
            <text:p>TAN(O/A)</text:p>
          </table:table-cell>
          <table:table-cell office:value-type="string" calcext:value-type="string">
            <text:p>Deg ATAN</text:p>
          </table:table-cell>
          <table:table-cell/>
        </table:table-row>
        <table:table-row table:style-name="ro1">
          <table:table-cell table:style-name="ce1" office:value-type="float" office:value="-0.81649661" calcext:value-type="float">
            <text:p>-0.81649661</text:p>
          </table:table-cell>
          <table:table-cell table:style-name="ce1" office:value-type="float" office:value="-0.47140458" calcext:value-type="float">
            <text:p>-0.47140458</text:p>
          </table:table-cell>
          <table:table-cell table:formula="of:=ABS([.A2]-[.A1])" office:value-type="float" office:value="0.81649652" calcext:value-type="float">
            <text:p>0.81649652</text:p>
          </table:table-cell>
          <table:table-cell table:formula="of:=ABS([.B2]-[.B1])" office:value-type="float" office:value="0.47140447" calcext:value-type="float">
            <text:p>0.47140447</text:p>
          </table:table-cell>
          <table:table-cell table:formula="of:=SQRT(([.D2]*[.D2])+([.C2]*[.C2]))" office:value-type="float" office:value="0.942808963421589" calcext:value-type="float">
            <text:p>0.942808963421589</text:p>
          </table:table-cell>
          <table:table-cell table:formula="of:=[.D2]/[.C2]" office:value-type="float" office:value="0.577350250065977" calcext:value-type="float">
            <text:p>0.577350250065977</text:p>
          </table:table-cell>
          <table:table-cell table:formula="of:=ATAN([.F2]) * (180 / 3.14159265359)" office:value-type="float" office:value="29.9999991782197" calcext:value-type="float">
            <text:p>29.9999991782197</text:p>
          </table:table-cell>
          <table:table-cell/>
        </table:table-row>
        <table:table-row table:style-name="ro1">
          <table:table-cell table:style-name="ce1" office:value-type="float" office:value="0.81649649" calcext:value-type="float">
            <text:p>0.81649649</text:p>
          </table:table-cell>
          <table:table-cell table:style-name="ce1" office:value-type="float" office:value="-0.47140449" calcext:value-type="float">
            <text:p>-0.47140449</text:p>
          </table:table-cell>
          <table:table-cell table:formula="of:=ABS([.A3]-[.A1])" office:value-type="float" office:value="0.81649658" calcext:value-type="float">
            <text:p>0.81649658</text:p>
          </table:table-cell>
          <table:table-cell table:formula="of:=ABS([.B3]-[.B1])" office:value-type="float" office:value="0.47140456" calcext:value-type="float">
            <text:p>0.47140456</text:p>
          </table:table-cell>
          <table:table-cell table:formula="of:=SQRT(([.D3]*[.D3])+([.C3]*[.C3]))" office:value-type="float" office:value="0.942809060383114" calcext:value-type="float">
            <text:p>0.942809060383114</text:p>
          </table:table-cell>
          <table:table-cell table:formula="of:=[.D3]/[.C3]" office:value-type="float" office:value="0.57735031786661" calcext:value-type="float">
            <text:p>0.57735031786661</text:p>
          </table:table-cell>
          <table:table-cell table:formula="of:=ATAN([.F3]) * (180 / 3.14159265359)" office:value-type="float" office:value="30.0000020917373" calcext:value-type="float">
            <text:p>30.0000020917373</text:p>
          </table:table-cell>
          <table:table-cell/>
        </table:table-row>
        <table:table-row table:style-name="ro1">
          <table:table-cell table:style-name="ce1" office:value-type="float" office:value="-0.00000009" calcext:value-type="float">
            <text:p>-0.00000009</text:p>
          </table:table-cell>
          <table:table-cell table:style-name="ce1" office:value-type="float" office:value="0.00000002" calcext:value-type="float">
            <text:p>0.00000002</text:p>
          </table:table-cell>
          <table:table-cell table:number-columns-repeated="6"/>
        </table:table-row>
        <table:table-row table:style-name="ro1">
          <table:table-cell table:style-name="ce1" office:value-type="float" office:value="0.00000003" calcext:value-type="float">
            <text:p>0.00000003</text:p>
          </table:table-cell>
          <table:table-cell table:style-name="ce1" office:value-type="float" office:value="0.00000005" calcext:value-type="float">
            <text:p>0.00000005</text:p>
          </table:table-cell>
          <table:table-cell table:number-columns-repeated="6"/>
        </table:table-row>
        <table:table-row table:style-name="ro1">
          <table:table-cell table:style-name="ce1" office:value-type="float" office:value="-0.81649661" calcext:value-type="float">
            <text:p>-0.81649661</text:p>
          </table:table-cell>
          <table:table-cell table:style-name="ce1" office:value-type="float" office:value="0.47140455" calcext:value-type="float">
            <text:p>0.47140455</text:p>
          </table:table-cell>
          <table:table-cell table:formula="of:=ABS([.A6]-[.A9])" office:value-type="float" office:value="0.81649661" calcext:value-type="float">
            <text:p>0.81649661</text:p>
          </table:table-cell>
          <table:table-cell table:formula="of:=ABS([.B6]-[.B9])" office:value-type="float" office:value="0.47140455" calcext:value-type="float">
            <text:p>0.47140455</text:p>
          </table:table-cell>
          <table:table-cell table:formula="of:=SQRT(([.D6]*[.D6])+([.C6]*[.C6]))" office:value-type="float" office:value="0.942809081363876" calcext:value-type="float">
            <text:p>0.942809081363876</text:p>
          </table:table-cell>
          <table:table-cell table:formula="of:=[.D6]/[.C6]" office:value-type="float" office:value="0.577350284405957" calcext:value-type="float">
            <text:p>0.577350284405957</text:p>
          </table:table-cell>
          <table:table-cell table:formula="of:=ATAN([.F6]) * (180 / 3.14159265359)" office:value-type="float" office:value="30.0000006538717" calcext:value-type="float">
            <text:p>30.0000006538717</text:p>
          </table:table-cell>
          <table:table-cell/>
        </table:table-row>
        <table:table-row table:style-name="ro1">
          <table:table-cell table:style-name="ce1" office:value-type="float" office:value="0.81649649" calcext:value-type="float">
            <text:p>0.81649649</text:p>
          </table:table-cell>
          <table:table-cell table:style-name="ce1" office:value-type="float" office:value="0.47140464" calcext:value-type="float">
            <text:p>0.47140464</text:p>
          </table:table-cell>
          <table:table-cell table:formula="of:=ABS([.A7]-[.A8])" office:value-type="float" office:value="0.81649646" calcext:value-type="float">
            <text:p>0.81649646</text:p>
          </table:table-cell>
          <table:table-cell table:formula="of:=ABS([.B7]-[.B8])" office:value-type="float" office:value="0.47140452" calcext:value-type="float">
            <text:p>0.47140452</text:p>
          </table:table-cell>
          <table:table-cell table:formula="of:=SQRT(([.D7]*[.D7])+([.C7]*[.C7]))" office:value-type="float" office:value="0.942808936460067" calcext:value-type="float">
            <text:p>0.942808936460067</text:p>
          </table:table-cell>
          <table:table-cell table:formula="of:=[.D7]/[.C7]" office:value-type="float" office:value="0.577350353729641" calcext:value-type="float">
            <text:p>0.577350353729641</text:p>
          </table:table-cell>
          <table:table-cell table:formula="of:=ATAN([.F7]) * (180 / 3.14159265359)" office:value-type="float" office:value="30.0000036328375" calcext:value-type="float">
            <text:p>30.0000036328375</text:p>
          </table:table-cell>
          <table:table-cell/>
        </table:table-row>
        <table:table-row table:style-name="ro1">
          <table:table-cell table:style-name="ce1" office:value-type="float" office:value="0.00000003" calcext:value-type="float">
            <text:p>0.00000003</text:p>
          </table:table-cell>
          <table:table-cell table:style-name="ce1" office:value-type="float" office:value="0.94280916" calcext:value-type="float">
            <text:p>0.9428091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BS([.A10]-[.A11])" office:value-type="float" office:value="2" calcext:value-type="float">
            <text:p>2</text:p>
          </table:table-cell>
          <table:table-cell table:formula="of:=ABS([.B10]-[.B11])" office:value-type="float" office:value="1" calcext:value-type="float">
            <text:p>1</text:p>
          </table:table-cell>
          <table:table-cell table:formula="of:=SQRT(([.D10]*[.D10])+([.C10]*[.C10]))" office:value-type="float" office:value="2.23606797749979" calcext:value-type="float">
            <text:p>2.23606797749979</text:p>
          </table:table-cell>
          <table:table-cell table:formula="of:=[.D10]/[.C10]" office:value-type="float" office:value="0.5" calcext:value-type="float">
            <text:p>0.5</text:p>
          </table:table-cell>
          <table:table-cell table:formula="of:=ATAN([.F10]) * (180 / 3.14159265359)" office:value-type="float" office:value="26.5650511770762" calcext:value-type="float">
            <text:p>26.56505117707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 = -0.81625</text:p>
          </table:table-cell>
          <table:table-cell table:number-columns-repeated="5"/>
          <table:table-cell table:formula="of:=ATAN([.F13])" office:value-type="float" office:value="0.463557071741787" calcext:value-type="float">
            <text:p>0.463557071741787</text:p>
          </table:table-cell>
          <table:table-cell table:formula="of:=TAN([.G12])" office:value-type="float" office:value="0.499886833548807" calcext:value-type="float">
            <text:p>0.499886833548807</text:p>
          </table:table-cell>
        </table:table-row>
        <table:table-row table:style-name="ro1">
          <table:table-cell office:value-type="float" office:value="-0.81649649" calcext:value-type="float">
            <text:p>-0.81649649</text:p>
          </table:table-cell>
          <table:table-cell office:value-type="float" office:value="-0.50003779" calcext:value-type="float">
            <text:p>-0.50003779</text:p>
          </table:table-cell>
          <table:table-cell table:formula="of:=ABS([.A13]-[.A15])" office:value-type="float" office:value="0.8164964" calcext:value-type="float">
            <text:p>0.8164964</text:p>
          </table:table-cell>
          <table:table-cell table:formula="of:=ABS([.B13]-[.B15])" office:value-type="float" office:value="0.4081558" calcext:value-type="float">
            <text:p>0.4081558</text:p>
          </table:table-cell>
          <table:table-cell table:formula="of:=SQRT(([.D13]*[.D13])+([.C13]*[.C13]))" office:value-type="float" office:value="0.912829408096935" calcext:value-type="float">
            <text:p>0.912829408096935</text:p>
          </table:table-cell>
          <table:table-cell table:formula="of:=[.D13]/[.C13]" office:value-type="float" office:value="0.499886833548807" calcext:value-type="float">
            <text:p>0.499886833548807</text:p>
          </table:table-cell>
          <table:table-cell table:formula="of:=ATAN([.F13]) * (180 / 3.14159265359)" office:value-type="float" office:value="26.5598637742457" calcext:value-type="float">
            <text:p>26.5598637742457</text:p>
          </table:table-cell>
          <table:table-cell table:style-name="ce3"/>
        </table:table-row>
        <table:table-row table:style-name="ro1">
          <table:table-cell office:value-type="float" office:value="0.81649649" calcext:value-type="float">
            <text:p>0.81649649</text:p>
          </table:table-cell>
          <table:table-cell office:value-type="float" office:value="-0.50003779" calcext:value-type="float">
            <text:p>-0.50003779</text:p>
          </table:table-cell>
          <table:table-cell table:formula="of:=ABS([.A14]-[.A15])" office:value-type="float" office:value="0.81649658" calcext:value-type="float">
            <text:p>0.81649658</text:p>
          </table:table-cell>
          <table:table-cell table:formula="of:=ABS([.B14]-[.B15])" office:value-type="float" office:value="0.4081558" calcext:value-type="float">
            <text:p>0.4081558</text:p>
          </table:table-cell>
          <table:table-cell table:formula="of:=SQRT(([.D14]*[.D14])+([.C14]*[.C14]))" office:value-type="float" office:value="0.91282956910112" calcext:value-type="float">
            <text:p>0.91282956910112</text:p>
          </table:table-cell>
          <table:table-cell table:formula="of:=[.D14]/[.C14]" office:value-type="float" office:value="0.499886723346716" calcext:value-type="float">
            <text:p>0.499886723346716</text:p>
          </table:table-cell>
          <table:table-cell table:formula="of:=ATAN([.F14]) * (180 / 3.14159265359)" office:value-type="float" office:value="26.5598587224965" calcext:value-type="float">
            <text:p>26.5598587224965</text:p>
          </table:table-cell>
          <table:table-cell/>
        </table:table-row>
        <table:table-row table:style-name="ro1">
          <table:table-cell office:value-type="float" office:value="-0.00000009" calcext:value-type="float">
            <text:p>-9E-08</text:p>
          </table:table-cell>
          <table:table-cell office:value-type="float" office:value="-0.90819359" calcext:value-type="float">
            <text:p>-0.9081935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 = -1 (True Isometric)</text:p>
          </table:table-cell>
          <table:table-cell table:number-columns-repeated="7"/>
        </table:table-row>
        <table:table-row table:style-name="ro1">
          <table:table-cell table:style-name="ce1" office:value-type="float" office:value="-0.81649661" calcext:value-type="float">
            <text:p>-0.81649661</text:p>
          </table:table-cell>
          <table:table-cell table:style-name="ce1" office:value-type="float" office:value="-0.47140458" calcext:value-type="float">
            <text:p>-0.47140458</text:p>
          </table:table-cell>
          <table:table-cell table:formula="of:=ABS([.A18]-[.A20])" office:value-type="float" office:value="0.81649652" calcext:value-type="float">
            <text:p>0.81649652</text:p>
          </table:table-cell>
          <table:table-cell table:formula="of:=ABS([.B18]-[.B20])" office:value-type="float" office:value="0.47140447" calcext:value-type="float">
            <text:p>0.47140447</text:p>
          </table:table-cell>
          <table:table-cell table:formula="of:=SQRT(([.D18]*[.D18])+([.C18]*[.C18]))" office:value-type="float" office:value="0.942808963421589" calcext:value-type="float">
            <text:p>0.942808963421589</text:p>
          </table:table-cell>
          <table:table-cell table:formula="of:=[.D18]/[.C18]" office:value-type="float" office:value="0.577350250065977" calcext:value-type="float">
            <text:p>0.577350250065977</text:p>
          </table:table-cell>
          <table:table-cell table:formula="of:=ATAN([.F18]) * (180 / 3.14159265359)" office:value-type="float" office:value="29.9999991782197" calcext:value-type="float">
            <text:p>29.9999991782197</text:p>
          </table:table-cell>
          <table:table-cell/>
        </table:table-row>
        <table:table-row table:style-name="ro1">
          <table:table-cell table:style-name="ce1" office:value-type="float" office:value="0.81649649" calcext:value-type="float">
            <text:p>0.81649649</text:p>
          </table:table-cell>
          <table:table-cell table:style-name="ce1" office:value-type="float" office:value="-0.47140449" calcext:value-type="float">
            <text:p>-0.47140449</text:p>
          </table:table-cell>
          <table:table-cell table:formula="of:=ABS([.A19]-[.A20])" office:value-type="float" office:value="0.81649658" calcext:value-type="float">
            <text:p>0.81649658</text:p>
          </table:table-cell>
          <table:table-cell table:formula="of:=ABS([.B19]-[.B20])" office:value-type="float" office:value="0.47140456" calcext:value-type="float">
            <text:p>0.47140456</text:p>
          </table:table-cell>
          <table:table-cell table:formula="of:=SQRT(([.D19]*[.D19])+([.C19]*[.C19]))" office:value-type="float" office:value="0.942809060383114" calcext:value-type="float">
            <text:p>0.942809060383114</text:p>
          </table:table-cell>
          <table:table-cell table:formula="of:=[.D19]/[.C19]" office:value-type="float" office:value="0.57735031786661" calcext:value-type="float">
            <text:p>0.57735031786661</text:p>
          </table:table-cell>
          <table:table-cell table:formula="of:=ATAN([.F19]) * (180 / 3.14159265359)" office:value-type="float" office:value="30.0000020917373" calcext:value-type="float">
            <text:p>30.0000020917373</text:p>
          </table:table-cell>
          <table:table-cell/>
        </table:table-row>
        <table:table-row table:style-name="ro1">
          <table:table-cell table:style-name="ce1" office:value-type="float" office:value="-0.00000009" calcext:value-type="float">
            <text:p>-0.00000009</text:p>
          </table:table-cell>
          <table:table-cell table:style-name="ce1" office:value-type="float" office:value="-0.94280905" calcext:value-type="float">
            <text:p>-0.942809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 = -SQRT(2)</text:p>
          </table:table-cell>
          <table:table-cell table:number-columns-repeated="7"/>
        </table:table-row>
        <table:table-row table:style-name="ro1">
          <table:table-cell office:value-type="float" office:value="-0.81649643" calcext:value-type="float">
            <text:p>-0.81649643</text:p>
          </table:table-cell>
          <table:table-cell office:value-type="float" office:value="-0.40824825" calcext:value-type="float">
            <text:p>-0.40824825</text:p>
          </table:table-cell>
          <table:table-cell table:formula="of:=ABS([.A23]-[.A25])" office:value-type="float" office:value="0.81649635" calcext:value-type="float">
            <text:p>0.81649635</text:p>
          </table:table-cell>
          <table:table-cell table:formula="of:=ABS([.B23]-[.B25])" office:value-type="float" office:value="0.57735019" calcext:value-type="float">
            <text:p>0.57735019</text:p>
          </table:table-cell>
          <table:table-cell table:formula="of:=SQRT(([.D23]*[.D23])+([.C23]*[.C23]))" office:value-type="float" office:value="0.999999765728152" calcext:value-type="float">
            <text:p>0.999999765728152</text:p>
          </table:table-cell>
          <table:table-cell table:formula="of:=[.D23]/[.C23]" office:value-type="float" office:value="0.707106884188766" calcext:value-type="float">
            <text:p>0.707106884188766</text:p>
          </table:table-cell>
          <table:table-cell table:formula="of:=ATAN([.F23]) * (180 / 3.14159265359)" office:value-type="float" office:value="35.2643936171471" calcext:value-type="float">
            <text:p>35.2643936171471</text:p>
          </table:table-cell>
          <table:table-cell/>
        </table:table-row>
        <table:table-row table:style-name="ro1">
          <table:table-cell office:value-type="float" office:value="0.81649655" calcext:value-type="float">
            <text:p>0.81649655</text:p>
          </table:table-cell>
          <table:table-cell office:value-type="float" office:value="-0.40824819" calcext:value-type="float">
            <text:p>-0.40824819</text:p>
          </table:table-cell>
          <table:table-cell table:formula="of:=ABS([.A24]-[.A25])" office:value-type="float" office:value="0.81649663" calcext:value-type="float">
            <text:p>0.81649663</text:p>
          </table:table-cell>
          <table:table-cell table:formula="of:=ABS([.B24]-[.B25])" office:value-type="float" office:value="0.57735025" calcext:value-type="float">
            <text:p>0.57735025</text:p>
          </table:table-cell>
          <table:table-cell table:formula="of:=SQRT(([.D24]*[.D24])+([.C24]*[.C24]))" office:value-type="float" office:value="1.00000002898821" calcext:value-type="float">
            <text:p>1.00000002898821</text:p>
          </table:table-cell>
          <table:table-cell table:formula="of:=[.D24]/[.C24]" office:value-type="float" office:value="0.70710671518632" calcext:value-type="float">
            <text:p>0.70710671518632</text:p>
          </table:table-cell>
          <table:table-cell table:formula="of:=ATAN([.F24]) * (180 / 3.14159265359)" office:value-type="float" office:value="35.2643871617293" calcext:value-type="float">
            <text:p>35.2643871617293</text:p>
          </table:table-cell>
          <table:table-cell/>
        </table:table-row>
        <table:table-row table:style-name="ro1">
          <table:table-cell office:value-type="float" office:value="-0.00000008" calcext:value-type="float">
            <text:p>-8E-08</text:p>
          </table:table-cell>
          <table:table-cell office:value-type="float" office:value="-0.98559844" calcext:value-type="float">
            <text:p>-0.985598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 = -2</text:p>
          </table:table-cell>
          <table:table-cell table:number-columns-repeated="7"/>
        </table:table-row>
        <table:table-row table:style-name="ro1">
          <table:table-cell office:value-type="float" office:value="-0.81649655" calcext:value-type="float">
            <text:p>-0.81649655</text:p>
          </table:table-cell>
          <table:table-cell office:value-type="float" office:value="-0.33333349" calcext:value-type="float">
            <text:p>-0.33333349</text:p>
          </table:table-cell>
          <table:table-cell table:formula="of:=ABS([.A28]-[.A30])" office:value-type="float" office:value="0.81649649" calcext:value-type="float">
            <text:p>0.81649649</text:p>
          </table:table-cell>
          <table:table-cell table:formula="of:=ABS([.B28]-[.B30])" office:value-type="float" office:value="0.66666663" calcext:value-type="float">
            <text:p>0.66666663</text:p>
          </table:table-cell>
          <table:table-cell table:formula="of:=SQRT(([.D28]*[.D28])+([.C28]*[.C28]))" office:value-type="float" office:value="1.05409245976711" calcext:value-type="float">
            <text:p>1.05409245976711</text:p>
          </table:table-cell>
          <table:table-cell table:formula="of:=[.D28]/[.C28]" office:value-type="float" office:value="0.816496626948145" calcext:value-type="float">
            <text:p>0.816496626948145</text:p>
          </table:table-cell>
          <table:table-cell table:formula="of:=ATAN([.F28]) * (180 / 3.14159265359)" office:value-type="float" office:value="39.2315220656551" calcext:value-type="float">
            <text:p>39.2315220656551</text:p>
          </table:table-cell>
          <table:table-cell/>
        </table:table-row>
        <table:table-row table:style-name="ro1">
          <table:table-cell office:value-type="float" office:value="0.81649655" calcext:value-type="float">
            <text:p>0.81649655</text:p>
          </table:table-cell>
          <table:table-cell office:value-type="float" office:value="-0.33333337" calcext:value-type="float">
            <text:p>-0.33333337</text:p>
          </table:table-cell>
          <table:table-cell table:formula="of:=ABS([.A29]-[.A30])" office:value-type="float" office:value="0.81649661" calcext:value-type="float">
            <text:p>0.81649661</text:p>
          </table:table-cell>
          <table:table-cell table:formula="of:=ABS([.B29]-[.B30])" office:value-type="float" office:value="0.66666675" calcext:value-type="float">
            <text:p>0.66666675</text:p>
          </table:table-cell>
          <table:table-cell table:formula="of:=SQRT(([.D29]*[.D29])+([.C29]*[.C29]))" office:value-type="float" office:value="1.05409262861338" calcext:value-type="float">
            <text:p>1.05409262861338</text:p>
          </table:table-cell>
          <table:table-cell table:formula="of:=[.D29]/[.C29]" office:value-type="float" office:value="0.816496653917522" calcext:value-type="float">
            <text:p>0.816496653917522</text:p>
          </table:table-cell>
          <table:table-cell table:formula="of:=ATAN([.F29]) * (180 / 3.14159265359)" office:value-type="float" office:value="39.2315229927939" calcext:value-type="float">
            <text:p>39.2315229927939</text:p>
          </table:table-cell>
          <table:table-cell/>
        </table:table-row>
        <table:table-row table:style-name="ro1">
          <table:table-cell office:value-type="float" office:value="-0.00000006" calcext:value-type="float">
            <text:p>-6E-08</text:p>
          </table:table-cell>
          <table:table-cell office:value-type="float" office:value="-1.00000012" calcext:value-type="float">
            <text:p>-1.000000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evation = -2 (Force Military)</text:p>
          </table:table-cell>
          <table:table-cell table:number-columns-repeated="5"/>
          <table:table-cell office:value-type="string" calcext:value-type="string">
            <text:p>Actual = 45</text:p>
          </table:table-cell>
          <table:table-cell/>
        </table:table-row>
        <table:table-row table:style-name="ro1">
          <table:table-cell office:value-type="float" office:value="-0.66646534" calcext:value-type="float">
            <text:p>-0.66646534</text:p>
          </table:table-cell>
          <table:table-cell office:value-type="float" office:value="-0.33333349" calcext:value-type="float">
            <text:p>-0.33333349</text:p>
          </table:table-cell>
          <table:table-cell table:formula="of:=ABS([.A33]-[.A35])" office:value-type="float" office:value="0.66646528" calcext:value-type="float">
            <text:p>0.66646528</text:p>
          </table:table-cell>
          <table:table-cell table:formula="of:=ABS([.B33]-[.B35])" office:value-type="float" office:value="0.66666663" calcext:value-type="float">
            <text:p>0.66666663</text:p>
          </table:table-cell>
          <table:table-cell table:formula="of:=SQRT(([.D33]*[.D33])+([.C33]*[.C33]))" office:value-type="float" office:value="0.942666624529072" calcext:value-type="float">
            <text:p>0.942666624529072</text:p>
          </table:table-cell>
          <table:table-cell table:formula="of:=[.D33]/[.C33]" office:value-type="float" office:value="1.00030211626328" calcext:value-type="float">
            <text:p>1.00030211626328</text:p>
          </table:table-cell>
          <table:table-cell table:formula="of:=ATAN([.F33]) * (180 / 3.14159265359)" office:value-type="float" office:value="45.0086536861257" calcext:value-type="float">
            <text:p>45.0086536861257</text:p>
          </table:table-cell>
          <table:table-cell/>
        </table:table-row>
        <table:table-row table:style-name="ro1">
          <table:table-cell office:value-type="float" office:value="0.66646534" calcext:value-type="float">
            <text:p>0.66646534</text:p>
          </table:table-cell>
          <table:table-cell office:value-type="float" office:value="-0.33333337" calcext:value-type="float">
            <text:p>-0.33333337</text:p>
          </table:table-cell>
          <table:table-cell table:formula="of:=ABS([.A34]-[.A35])" office:value-type="float" office:value="0.6664654" calcext:value-type="float">
            <text:p>0.6664654</text:p>
          </table:table-cell>
          <table:table-cell table:formula="of:=ABS([.B34]-[.B35])" office:value-type="float" office:value="0.66666675" calcext:value-type="float">
            <text:p>0.66666675</text:p>
          </table:table-cell>
          <table:table-cell table:formula="of:=SQRT(([.D34]*[.D34])+([.C34]*[.C34]))" office:value-type="float" office:value="0.942666794234698" calcext:value-type="float">
            <text:p>0.942666794234698</text:p>
          </table:table-cell>
          <table:table-cell table:formula="of:=[.D34]/[.C34]" office:value-type="float" office:value="1.00030211620888" calcext:value-type="float">
            <text:p>1.00030211620888</text:p>
          </table:table-cell>
          <table:table-cell table:formula="of:=ATAN([.F34]) * (180 / 3.14159265359)" office:value-type="float" office:value="45.0086536845678" calcext:value-type="float">
            <text:p>45.0086536845678</text:p>
          </table:table-cell>
          <table:table-cell/>
        </table:table-row>
        <table:table-row table:style-name="ro1">
          <table:table-cell office:value-type="float" office:value="-0.00000006" calcext:value-type="float">
            <text:p>-6E-08</text:p>
          </table:table-cell>
          <table:table-cell office:value-type="float" office:value="-1.00000012" calcext:value-type="float">
            <text:p>-1.0000001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iso.A1:iso.B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15" loext:min-decimal-places="15" number:min-integer-digits="1"/>
    </number:number-style>
    <number:number-style style:name="N112" number:title="User-defined">
      <style:text-properties fo:color="#ff0000"/>
      <number:text>-</number:text>
      <number:number number:decimal-places="15" loext:min-decimal-places="15" number:min-integer-digits="1"/>
      <style:map style:condition="value()&gt;=0" style:apply-style-name="N112P0"/>
    </number:number-style>
    <number:number-style style:name="N114P0" style:volatile="true">
      <number:number number:decimal-places="8" loext:min-decimal-places="8" number:min-integer-digits="1"/>
    </number:number-style>
    <number:number-style style:name="N114">
      <style:text-properties fo:color="#ff0000"/>
      <number:text>-</number:text>
      <number:number number:decimal-places="8" loext:min-decimal-places="8" number:min-integer-digits="1"/>
      <style:map style:condition="value()&gt;=0" style:apply-style-name="N114P0"/>
    </number:number-style>
    <number:number-style style:name="N115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20:24:59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20T21:19:33.324000000</dc:date>
    <meta:editing-duration>PT7H10M39S</meta:editing-duration>
    <meta:editing-cycles>4</meta:editing-cycles>
    <meta:generator>LibreOffice/6.4.4.2$Windows_X86_64 LibreOffice_project/3d775be2011f3886db32dfd395a6a6d1ca2630ff</meta:generator>
    <meta:document-statistic meta:table-count="1" meta:cell-count="136" meta:object-count="0"/>
  </office:meta>
</office:document-meta>
</file>